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348.02" calcext:value-type="currency">
            <text:p>348.02 €</text:p>
          </table:table-cell>
          <table:table-cell table:style-name="ce3"/>
          <table:table-cell table:style-name="ce13"/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Trinkgeld</text:p>
          </table:table-cell>
          <table:table-cell table:number-columns-repeated="2"/>
          <table:table-cell table:style-name="ce3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string" calcext:value-type="string">
            <text:p>Ausreißer; wahrscheinlich weil die 11er fehl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n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21:51:26.842300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7-17T21:54:50.445231334</dc:date>
    <meta:editing-duration>PT4H38M22S</meta:editing-duration>
    <meta:editing-cycles>19</meta:editing-cycles>
    <meta:generator>LibreOffice/24.2.5.2$Linux_X86_64 LibreOffice_project/420$Build-2</meta:generator>
    <meta:document-statistic meta:table-count="1" meta:cell-count="44" meta:object-count="0"/>
  </office:meta>
</office:document-meta>
</file>